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in"/>
    </style:style>
    <style:style style:name="co2" style:family="table-column">
      <style:table-column-properties fo:break-before="auto" style:column-width="25.740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BLA</text:p>
          </table:table-cell>
          <table:table-cell table:style-name="ce1" office:value-type="string">
            <text:p>SQL</text:p>
          </table:table-cell>
          <table:table-cell table:number-columns-repeated="7"/>
        </table:table-row>
        <table:table-row table:style-name="ro1">
          <table:table-cell office:value-type="string">
            <text:p>Sucursal(idSucursal, nombreSucursal, ciudad)</text:p>
          </table:table-cell>
          <table:table-cell office:value-type="string">
            <text:p>CREATE TABLE 'banco' . 'sucursal'('idSucursal' INT NOT NULL AUTO_INCREMENT, 'nombreSucursal' TEXT NOT NULL, 'ciudad' TEXT NOT NULL, PRIMARY KEY ('idSucursal'))</text:p>
          </table:table-cell>
          <table:table-cell table:number-columns-repeated="7"/>
        </table:table-row>
        <table:table-row table:style-name="ro1">
          <table:table-cell office:value-type="string">
            <text:p>Cuenta(numCuenta, idSucursal, saldo)</text:p>
          </table:table-cell>
          <table:table-cell office:value-type="string">
            <text:p>CREATE TABLE 'banco' . 'cuenta'('nuCta' INT NOT NULL AUTO_INCREMENT, 'idSucursal' INT NOT NULL, 'saldo' FLOAT NULL NULL, PRIMARY KEY('numCta'), FOREIGN KEY ('idSucursal') REFERENCES sucursal ('idSucursal'))</text:p>
          </table:table-cell>
          <table:table-cell table:number-columns-repeated="7"/>
        </table:table-row>
        <table:table-row table:style-name="ro1">
          <table:table-cell office:value-type="string">
            <text:p>Cliente(idCliente, nombreCliente, calle, ciudad)</text:p>
          </table:table-cell>
          <table:table-cell office:value-type="string">
            <text:p>CREATE TABLE 'banco' . 'cliente'('idCliente' INT NOT NULL AUTO_INCREMENT, 'nombreCliente' TEXT NOT NULL, 'calle' VARCHAR NOT NULL, 'ciudad' TEXT NOT NULL, PRIMARY KEY ('idCliente'))</text:p>
          </table:table-cell>
          <table:table-cell table:number-columns-repeated="7"/>
        </table:table-row>
        <table:table-row table:style-name="ro1">
          <table:table-cell office:value-type="string">
            <text:p>CtaCliente(idCliente, numCta)</text:p>
          </table:table-cell>
          <table:table-cell office:value-type="string">
            <text:p>CREATE TABLE 'banco' . 'ctaCliente('idCliente' INT NOT NULL, 'numCta' INT NOT NULL AUTO_INCREMENT, FOREIGN KEY ('idCliente') REFERENCES cliente('idCliente'))</text:p>
          </table:table-cell>
          <table:table-cell table:number-columns-repeated="7"/>
        </table:table-row>
        <table:table-row table:style-name="ro1">
          <table:table-cell office:value-type="string">
            <text:p>Prestamo(numPrestamo, idSucursal, importe)</text:p>
          </table:table-cell>
          <table:table-cell office:value-type="string">
            <text:p>CREATE TABLE 'banco' . 'prestamo'('numPrestamo' INT NOT NULL AUTO_INCREMENT, 'idSucursal' INT NOT NULL, 'importe' FLOAT NOT NULL, PRIMARY KEY('numPrestamo'), FOREIGN KEY ('idSucursal') REFERENCES sucursal ('idSucursal')) </text:p>
          </table:table-cell>
          <table:table-cell table:number-columns-repeated="7"/>
        </table:table-row>
        <table:table-row table:style-name="ro1">
          <table:table-cell office:value-type="string">
            <text:p>Prestatario(idCliente, numPrestamo)</text:p>
          </table:table-cell>
          <table:table-cell office:value-type="string">
            <text:p>CREATE TABLE 'banco' . 'prestatario'('idCliente' INT NOT NULL, 'numPrestamo' INT NOT NULL, FOREIGN KEY ('idSucursal' , 'numPrestamo') REFERENCES sucursal('idSucursal') , prestamo('numPrestamo'))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office:value-type="string">
            <text:p>SELECT sucursal.nombreSucursal FROM 'sucursal' INNER JOIN ctaCliente ON ctaCliente.idCliente = cliente.IdCliente INNER JOIN cuenta ON ctaCliente.numCta = cuenta.numCta INNER JOIN sucursal ON sucursal.IdSucursal WHERE cliente.idCliente = 12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office:value-type="string">
            <text:p>SELECT prestamo.importe FROM 'prestamo' INNER JOIN prestatario ON prestatario.idCliente= cliente.idCliente INNER JOIN prestamo ON prestatario.numPrestamo WHERE cliente.idCliente=34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D</text:p>
          </table:table-cell>
          <table:table-cell office:value-type="string">
            <text:p>SELECT * FROM 'prestamo' INNER JOIN sucursal ON sucursal .IdSucursal = prestamo.idSucursal WHERE sucursal.nombreSucursal = 'Montevideo'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E</text:p>
          </table:table-cell>
          <table:table-cell office:value-type="string">
            <text:p>SELECT * FROM 'cuenta' WHERE saldo=(SELECT MAX (saldo) FROM cuenta)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2/15/2020</text:date>, <text:time>21:0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8:21:51.31</meta:creation-date>
    <dc:date>2020-12-15T21:09:55.48</dc:date>
    <meta:editing-duration>PT2H1M58S</meta:editing-duration>
    <meta:editing-cycles>3</meta:editing-cycles>
    <meta:generator>OpenOffice/4.1.7$Win32 OpenOffice.org_project/417m1$Build-9800</meta:generator>
    <meta:document-statistic meta:table-count="3" meta:cell-count="22" meta:object-count="0"/>
  </office:meta>
</office:document-meta>
</file>